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901cm" fo:min-width="0.901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0.405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069cm" fo:min-width="18.415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solid" svg:stroke-width="0.025cm" svg:stroke-color="#a96366" draw:stroke-linejoin="miter" svg:stroke-linecap="butt" draw:fill="none" fo:padding-top="0.012cm" fo:padding-bottom="0.012cm" fo:padding-left="0.012cm" fo:padding-right="0.012cm" loext:decorative="false"/>
    </style:style>
    <style:style style:name="gr6" style:family="graphic" style:parent-style-name="standard">
      <style:graphic-properties draw:stroke="none" draw:fill="solid" draw:fill-color="#a96366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194cm" fo:min-width="13.053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5.5pt" style:font-size-asian="25.5pt" style:font-size-complex="25.5pt"/>
    </style:style>
    <style:style style:name="P3" style:family="paragraph">
      <loext:graphic-properties draw:fill="none"/>
      <style:text-properties fo:font-size="9pt" style:font-size-asian="9pt" style:font-size-complex="9pt"/>
    </style:style>
    <style:style style:name="P4" style:family="paragraph">
      <loext:graphic-properties draw:fill="none"/>
      <style:text-properties fo:font-size="11.5pt" style:font-size-asian="11.5pt" style:font-size-complex="11.5pt"/>
    </style:style>
    <style:style style:name="P5" style:family="paragraph">
      <loext:graphic-properties draw:fill="none"/>
      <style:paragraph-properties fo:text-align="start"/>
      <style:text-properties fo:font-size="9pt" style:font-size-asian="9pt" style:font-size-complex="9pt"/>
    </style:style>
    <style:style style:name="P6" style:family="paragraph">
      <loext:graphic-properties draw:fill="none"/>
    </style:style>
    <style:style style:name="P7" style:family="paragraph">
      <loext:graphic-properties draw:fill="solid" draw:fill-color="#a96366"/>
    </style:style>
    <style:style style:name="P8" style:family="paragraph">
      <loext:graphic-properties draw:fill="none"/>
      <style:paragraph-properties fo:text-align="start"/>
      <style:text-properties fo:font-size="11.5pt" style:font-size-asian="11.5pt" style:font-size-complex="11.5pt"/>
    </style:style>
    <style:style style:name="T1" style:family="text">
      <style:text-properties fo:color="#a96366" loext:opacity="100%" style:font-name="Arial" fo:font-size="25.5pt" fo:font-weight="bold" style:font-name-asian="Arial" style:font-size-asian="25.5pt" style:font-weight-asian="bold" style:font-name-complex="Arial" style:font-size-complex="25.5pt" style:font-weight-complex="bold"/>
    </style:style>
    <style:style style:name="T2" style:family="text">
      <style:text-properties fo:color="#000000" loext:opacity="100%" style:font-name="Arial"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3" style:family="text">
      <style:text-properties fo:color="#a96366" loext:opacity="100%" style:font-name="Arial" fo:font-size="11.5pt" fo:font-weight="bold" style:font-name-asian="Arial" style:font-size-asian="11.5pt" style:font-weight-asian="bold" style:font-name-complex="Arial" style:font-size-complex="11.5pt" style:font-weight-complex="bold"/>
    </style:style>
    <style:style style:name="T4" style:family="text">
      <style:text-properties fo:color="#2d2d2d" loext:opacity="100%" style:font-name="Arial" fo:font-size="11.5pt" fo:font-weight="bold" style:font-name-asian="Arial" style:font-size-asian="11.5pt" style:font-weight-asian="bold" style:font-name-complex="Arial" style:font-size-complex="11.5pt" style:font-weight-complex="bold"/>
    </style:style>
    <style:style style:name="T5" style:family="text">
      <style:text-properties fo:color="#767676" loext:opacity="100%" style:font-name="Arial" fo:font-size="9pt" fo:font-weight="normal" style:font-name-asian="Arial" style:font-size-asian="9pt" style:font-weight-asian="normal" style:font-name-complex="Arial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8.515cm" svg:height="1.009cm" svg:x="1.27cm" svg:y="2.571cm">
          <draw:text-box>
            <text:p text:style-name="P1"><text:span text:style-name="T1">ANTHONY GERDES</text:span></text:p>
          </draw:text-box>
        </draw:frame>
        <draw:frame draw:style-name="gr2" draw:text-style-name="P3" draw:layer="layout" svg:width="0.317cm" svg:height="0.357cm" svg:x="9.755cm" svg:y="3.1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4.413cm" svg:height="0.357cm" svg:x="1.219cm" svg:y="3.667cm">
          <draw:text-box>
            <text:p text:style-name="P1"><text:span text:style-name="T2">Castle Rock, Colorado, 80109 <text:s/></text:span></text:p>
          </draw:text-box>
        </draw:frame>
        <draw:frame draw:style-name="gr2" draw:text-style-name="P3" draw:layer="layout" svg:width="2.258cm" svg:height="0.357cm" svg:x="1.219cm" svg:y="4.218cm">
          <draw:text-box>
            <text:p text:style-name="P1"><text:span text:style-name="T2">(720) 815-5494 </text:span></text:p>
          </draw:text-box>
        </draw:frame>
        <draw:frame draw:style-name="gr2" draw:text-style-name="P3" draw:layer="layout" svg:width="4.134cm" svg:height="0.357cm" svg:x="1.219cm" svg:y="4.764cm">
          <draw:text-box>
            <text:p text:style-name="P1"><text:span text:style-name="T2">AnthonyGerdes@proton.me <text:s/></text:span></text:p>
          </draw:text-box>
        </draw:frame>
        <draw:frame draw:style-name="gr2" draw:text-style-name="P3" draw:layer="layout" svg:width="0.317cm" svg:height="0.357cm" svg:x="19.528cm" svg:y="5.674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4.244cm" svg:height="0.454cm" svg:x="1.401cm" svg:y="5.856cm">
          <draw:text-box>
            <text:p text:style-name="P1"><text:span text:style-name="T3">WORK EXPERIENCE <text:s/></text:span></text:p>
          </draw:text-box>
        </draw:frame>
        <draw:frame draw:style-name="gr2" draw:text-style-name="P3" draw:layer="layout" svg:width="0.317cm" svg:height="0.357cm" svg:x="19.615cm" svg:y="7.377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4.989cm" svg:height="0.454cm" svg:x="1.602cm" svg:y="6.809cm">
          <draw:text-box>
            <text:p text:style-name="P1"><text:span text:style-name="T4">IT Technician Work-Study</text:span></text:p>
          </draw:text-box>
        </draw:frame>
        <draw:frame draw:style-name="gr2" draw:text-style-name="P3" draw:layer="layout" svg:width="2.911cm" svg:height="0.357cm" svg:x="1.551cm" svg:y="7.263cm">
          <draw:text-box>
            <text:p text:style-name="P1"><text:span text:style-name="T5">08/2021 to 01/2024</text:span><text:span text:style-name="T2"> <text:s/></text:span></text:p>
          </draw:text-box>
        </draw:frame>
        <draw:frame draw:style-name="gr2" draw:text-style-name="P3" draw:layer="layout" svg:width="6.369cm" svg:height="0.713cm" svg:x="1.517cm" svg:y="7.58cm">
          <draw:text-box>
            <text:p text:style-name="P1"><text:span text:style-name="T2">Arapahoe Community College</text:span></text:p>
            <text:p text:style-name="P1"><text:span text:style-name="T2">Littleton, Colorado / Castle Rock, Colorado <text:s text:c="3"/></text:span></text:p>
          </draw:text-box>
        </draw:frame>
        <draw:frame draw:style-name="gr4" draw:text-style-name="P5" draw:layer="layout" svg:width="18.425cm" svg:height="1.069cm" svg:x="1.507cm" svg:y="8.416cm">
          <draw:text-box>
            <text:p text:style-name="P1"><text:span text:style-name="T2">In this position, I was responsible for supporting the MS265 Office suite, deploying Windows 10/11 images via SCCM, creating and </text:span></text:p>
            <text:p text:style-name="P1"><text:span text:style-name="T2">updating documentation, and assisting my team of systems administrators in their duties </text:span></text:p>
            <text:p text:style-name="P1"><text:span text:style-name="T2">(I mainly assisted our network and windows administrators in troubleshooting and solving related issues) <text:s/></text:span></text:p>
          </draw:text-box>
        </draw:frame>
        <draw:frame draw:style-name="gr3" draw:text-style-name="P4" draw:layer="layout" svg:width="1.67cm" svg:height="0.454cm" svg:x="1.435cm" svg:y="9.802cm">
          <draw:text-box>
            <text:p text:style-name="P1"><text:span text:style-name="T3">SKILLS <text:s/></text:span></text:p>
          </draw:text-box>
        </draw:frame>
        <draw:frame draw:style-name="gr2" draw:text-style-name="P3" draw:layer="layout" svg:width="0.317cm" svg:height="0.357cm" svg:x="19.615cm" svg:y="13.902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5.34cm" svg:height="0.357cm" svg:x="1.2cm" svg:y="10.715cm">
          <draw:text-box>
            <text:p text:style-name="P1"><text:span text:style-name="T2">- Troubleshooting Issues - 10+ years <text:s/></text:span></text:p>
          </draw:text-box>
        </draw:frame>
        <draw:frame draw:style-name="gr2" draw:text-style-name="P3" draw:layer="layout" svg:width="3.334cm" svg:height="0.357cm" svg:x="1.236cm" svg:y="11.072cm">
          <draw:text-box>
            <text:p text:style-name="P1"><text:span text:style-name="T2">- Networking - 4 Years <text:s/></text:span></text:p>
          </draw:text-box>
        </draw:frame>
        <draw:frame draw:style-name="gr2" draw:text-style-name="P3" draw:layer="layout" svg:width="2.838cm" svg:height="0.357cm" svg:x="1.2cm" svg:y="11.39cm">
          <draw:text-box>
            <text:p text:style-name="P1"><text:span text:style-name="T2">- Firewall - 2 Years <text:s/></text:span></text:p>
          </draw:text-box>
        </draw:frame>
        <draw:frame draw:style-name="gr2" draw:text-style-name="P3" draw:layer="layout" svg:width="2.576cm" svg:height="0.357cm" svg:x="1.2cm" svg:y="11.707cm">
          <draw:text-box>
            <text:p text:style-name="P1"><text:span text:style-name="T2">- DNS <text:s/>– 2 Years <text:s/></text:span></text:p>
          </draw:text-box>
        </draw:frame>
        <draw:frame draw:style-name="gr3" draw:text-style-name="P4" draw:layer="layout" svg:width="2.644cm" svg:height="0.454cm" svg:x="1.413cm" svg:y="13.295cm">
          <draw:text-box>
            <text:p text:style-name="P1"><text:span text:style-name="T3">EDUCATION <text:s/></text:span></text:p>
          </draw:text-box>
        </draw:frame>
        <draw:frame draw:style-name="gr2" draw:text-style-name="P3" draw:layer="layout" svg:width="0.317cm" svg:height="0.357cm" svg:x="13.278cm" svg:y="18.347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6.03cm" svg:height="0.454cm" svg:x="1.289cm" svg:y="14.248cm">
          <draw:text-box>
            <text:p text:style-name="P1"><text:span text:style-name="T4">Arapahoe Community College <text:s/></text:span></text:p>
          </draw:text-box>
        </draw:frame>
        <draw:frame draw:style-name="gr2" draw:text-style-name="P3" draw:layer="layout" svg:width="5.556cm" svg:height="0.713cm" svg:x="1.287cm" svg:y="14.843cm">
          <draw:text-box>
            <text:p text:style-name="P1"><text:span text:style-name="T2">Associate’s Of Science - Cybersecurity </text:span></text:p>
            <text:p text:style-name="P1"><text:span text:style-name="T2"/></text:p>
          </draw:text-box>
        </draw:frame>
        <draw:frame draw:style-name="gr2" draw:text-style-name="P3" draw:layer="layout" svg:width="7.271cm" svg:height="0.357cm" svg:x="1.287cm" svg:y="15.2cm">
          <draw:text-box>
            <text:p text:style-name="P1"><text:span text:style-name="T2">Computer Science -- Cisco Networking Technician <text:s/></text:span></text:p>
          </draw:text-box>
        </draw:frame>
        <draw:frame draw:style-name="gr2" draw:text-style-name="P3" draw:layer="layout" svg:width="6.175cm" svg:height="0.357cm" svg:x="1.287cm" svg:y="15.518cm">
          <draw:text-box>
            <text:p text:style-name="P1"><text:span text:style-name="T2">Castle Rock, Colorado </text:span><text:span text:style-name="T5">04/2019 to 05/2021</text:span><text:span text:style-name="T2"> <text:s/></text:span></text:p>
          </draw:text-box>
        </draw:frame>
        <draw:frame draw:style-name="gr3" draw:text-style-name="P4" draw:layer="layout" svg:width="4.968cm" svg:height="0.454cm" svg:x="1.287cm" svg:y="16.016cm">
          <draw:text-box>
            <text:p text:style-name="P1"><text:span text:style-name="T4">Castle View High School <text:s/></text:span></text:p>
          </draw:text-box>
        </draw:frame>
        <draw:frame draw:style-name="gr2" draw:text-style-name="P3" draw:layer="layout" svg:width="3.74cm" svg:height="0.357cm" svg:x="1.287cm" svg:y="16.47cm">
          <draw:text-box>
            <text:p text:style-name="P1"><text:span text:style-name="T2">High school or equivalent <text:s/></text:span></text:p>
          </draw:text-box>
        </draw:frame>
        <draw:line draw:style-name="gr5" draw:text-style-name="P6" draw:layer="layout" svg:x1="1.2cm" svg:y1="5.357cm" svg:x2="19.368cm" svg:y2="5.357cm">
          <text:p/>
        </draw:line>
        <draw:polygon draw:style-name="gr6" draw:text-style-name="P7" draw:layer="layout" svg:width="19.279cm" svg:height="0.074cm" svg:x="1.287cm" svg:y="6.553cm" svg:viewBox="0 0 19280 75" draw:points="0,0 19280,0 19280,75 0,75">
          <text:p/>
        </draw:polygon>
        <draw:polygon draw:style-name="gr6" draw:text-style-name="P7" draw:layer="layout" svg:width="19.389cm" svg:height="0.074cm" svg:x="1.2cm" svg:y="10.362cm" svg:viewBox="0 0 19390 75" draw:points="0,0 19390,0 19390,75 0,75">
          <text:p/>
        </draw:polygon>
        <draw:frame draw:style-name="gr2" draw:text-style-name="P3" draw:layer="layout" svg:width="3.723cm" svg:height="0.357cm" svg:x="1.287cm" svg:y="16.788cm">
          <draw:text-box>
            <text:p text:style-name="P1"><text:span text:style-name="T2">Engineering / Networking <text:s/></text:span></text:p>
          </draw:text-box>
        </draw:frame>
        <draw:frame draw:style-name="gr2" draw:text-style-name="P3" draw:layer="layout" svg:width="6.175cm" svg:height="0.357cm" svg:x="1.287cm" svg:y="17.105cm">
          <draw:text-box>
            <text:p text:style-name="P1"><text:span text:style-name="T2">Castle Rock, Colorado </text:span><text:span text:style-name="T5">08/2016 to 05/2021</text:span><text:span text:style-name="T2"> <text:s/></text:span></text:p>
          </draw:text-box>
        </draw:frame>
        <draw:frame draw:style-name="gr7" draw:text-style-name="P8" draw:layer="layout" svg:width="13.053cm" svg:height="0.454cm" svg:x="1.287cm" svg:y="17.74cm">
          <draw:text-box>
            <text:p text:style-name="P1"><text:span text:style-name="T4">Colorado State University - Pueblo / Arapahoe Community College <text:s/></text:span></text:p>
          </draw:text-box>
        </draw:frame>
        <draw:frame draw:style-name="gr2" draw:text-style-name="P3" draw:layer="layout" svg:width="8.346cm" svg:height="0.357cm" svg:x="1.287cm" svg:y="18.24cm">
          <draw:text-box>
            <text:p text:style-name="P1"><text:span text:style-name="T2">Bachelor Of Science - Computer Science / Cybersecurity <text:s text:c="3"/></text:span></text:p>
          </draw:text-box>
        </draw:frame>
        <draw:frame draw:style-name="gr2" draw:text-style-name="P3" draw:layer="layout" svg:width="6.195cm" svg:height="0.357cm" svg:x="1.287cm" svg:y="18.693cm">
          <draw:text-box>
            <text:p text:style-name="P1"><text:span text:style-name="T2">Castle Rock, Colorado / Littleton, Colorado <text:s/></text:span></text:p>
          </draw:text-box>
        </draw:frame>
        <draw:frame draw:style-name="gr2" draw:text-style-name="P3" draw:layer="layout" svg:width="5.751cm" svg:height="0.357cm" svg:x="1.288cm" svg:y="19.288cm">
          <draw:text-box>
            <text:p text:style-name="P1"><text:span text:style-name="T5">01/2021 to Present</text:span><text:span text:style-name="T2"> (Currently Full Time) </text:span></text:p>
          </draw:text-box>
        </draw:frame>
        <draw:polygon draw:style-name="gr6" draw:text-style-name="P7" draw:layer="layout" svg:width="19.389cm" svg:height="0.074cm" svg:x="1.2cm" svg:y="12.977cm" svg:viewBox="0 0 19390 75" draw:points="0,0 19390,0 19390,75 0,75">
          <text:p/>
        </draw:polygon>
        <draw:polygon draw:style-name="gr6" draw:text-style-name="P7" draw:layer="layout" svg:width="19.389cm" svg:height="0.074cm" svg:x="1.2cm" svg:y="13.93cm" svg:viewBox="0 0 19390 75" draw:points="0,0 19390,0 19390,75 0,75">
          <text:p/>
        </draw:polygon>
        <draw:polygon draw:style-name="gr6" draw:text-style-name="P7" draw:layer="layout" svg:width="19.279cm" svg:height="0.074cm" svg:x="1.2cm" svg:y="19.887cm" svg:viewBox="0 0 19280 75" draw:points="0,0 19280,0 19280,75 0,75">
          <text:p/>
        </draw:polygon>
        <draw:polygon draw:style-name="gr6" draw:text-style-name="P7" draw:layer="layout" svg:width="19.389cm" svg:height="0.074cm" svg:x="1.2cm" svg:y="9.727cm" svg:viewBox="0 0 19390 75" draw:points="0,0 19390,0 19390,75 0,75">
          <text:p/>
        </draw:polygon>
        <draw:frame draw:style-name="gr2" draw:text-style-name="P3" draw:layer="layout" svg:width="6.987cm" svg:height="0.357cm" svg:x="1.2cm" svg:y="12.025cm">
          <draw:text-box>
            <text:p text:style-name="P1"><text:span text:style-name="T2">- Website Creation and Management – 1.5 Years </text:span></text:p>
          </draw:text-box>
        </draw:frame>
        <draw:frame draw:style-name="gr2" draw:text-style-name="P3" draw:layer="layout" svg:width="4.113cm" svg:height="0.357cm" svg:x="1.2cm" svg:y="12.342cm">
          <draw:text-box>
            <text:p text:style-name="P1"><text:span text:style-name="T2">- Customer Service – 5 yea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6cm" fo:margin-left="1.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print-date>2024-04-27T04:06:19.508000000</meta:print-date>
    <meta:printed-by>PDF files</meta:printed-by>
    <dc:date>2024-04-27T04:07:17.986000000</dc:date>
    <meta:editing-duration>PT58S</meta:editing-duration>
    <meta:editing-cycles>1</meta:editing-cycles>
    <meta:document-statistic meta:object-count="41"/>
    <meta:generator>LibreOffice/24.2.2.2$Windows_X86_64 LibreOffice_project/d56cc158d8a96260b836f100ef4b4ef25d6f1a01</meta:generator>
  </office:meta>
</office:document-meta>
</file>